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JetBrains Mono ExtraBold" svg:font-family="'JetBrains Mono ExtraBold'" style:font-family-generic="modern" style:font-pitch="fixed"/>
    <style:font-face style:name="JetBrains Mono ExtraBold1" svg:font-family="'JetBrains Mono ExtraBold'" style:font-family-generic="modern"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0072bc" draw:textarea-horizontal-align="justify" draw:textarea-vertical-align="middle" draw:auto-grow-height="false" fo:min-height="10.863cm" fo:min-width="10.613cm"/>
    </style:style>
    <style:style style:name="gr2" style:family="graphic">
      <style:graphic-properties style:writing-mode="lr-tb"/>
    </style:style>
    <style:style style:name="gr3" style:family="graphic" style:parent-style-name="standard">
      <style:graphic-properties draw:stroke="none" draw:fill-color="#0072bc" draw:textarea-horizontal-align="justify" draw:textarea-vertical-align="middle" draw:auto-grow-height="false" fo:min-height="7.75cm" fo:min-width="8.25cm"/>
    </style:style>
    <style:style style:name="gr4" style:family="graphic" style:parent-style-name="standard">
      <style:graphic-properties draw:stroke="none" svg:stroke-color="#000000" draw:fill="solid" draw:fill-color="#ffffff" draw:textarea-horizontal-align="center" draw:textarea-vertical-align="middle" fo:min-height="12.5cm" draw:shadow="hidden"/>
    </style:style>
    <style:style style:name="P1" style:family="paragraph">
      <loext:graphic-properties draw:fill-color="#0072bc"/>
      <style:paragraph-properties fo:text-align="center"/>
    </style:style>
    <style:style style:name="P2" style:family="paragraph">
      <loext:graphic-properties draw:fill="solid" draw:fill-color="#ffffff"/>
      <style:paragraph-properties fo:text-align="center"/>
      <style:text-properties fo:color="#ffffff" loext:opacity="100%" loext:color-lum-mod="100%" loext:color-lum-off="0%" style:font-name="JetBrains Mono ExtraBold" fo:font-size="15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1" draw:layer="layout" svg:width="11.113cm" svg:height="11.113cm" svg:x="0cm" svg:y="0cm">
          <text:p/>
          <draw:enhanced-geometry svg:viewBox="0 0 21600 21600" draw:type="rectangle" draw:enhanced-path="M 0 0 L 21600 0 21600 21600 0 21600 0 0 Z N"/>
        </draw:custom-shape>
        <draw:g draw:style-name="gr2">
          <draw:polygon draw:style-name="gr3" draw:text-style-name="P1" draw:layer="layout" svg:width="11.109cm" svg:height="11.109cm" svg:x="0.001cm" svg:y="0.001cm" svg:viewBox="0 0 11110 11110" draw:points="11110,5556 11106,7390 11093,7976 11071,8398 11040,8739 11000,9028 10952,9280 10893,9503 10824,9702 10747,9883 10659,10046 10560,10195 10450,10329 10329,10450 10195,10560 10046,10659 9883,10747 9702,10824 9503,10893 9280,10952 9028,11000 8739,11040 8398,11071 7976,11093 7390,11106 5561,11110 3720,11106 3134,11093 2712,11071 2371,11040 2082,11000 1830,10952 1607,10893 1408,10824 1227,10747 1064,10659 915,10560 781,10450 660,10329 550,10195 451,10046 363,9883 286,9702 217,9503 158,9280 110,9028 70,8739 39,8398 17,7976 4,7390 0,5561 4,3720 17,3134 39,2712 70,2371 110,2082 158,1830 217,1607 286,1408 363,1227 451,1064 550,915 660,781 781,660 915,550 1064,451 1227,363 1408,286 1607,217 1830,158 2082,110 2371,70 2712,39 3134,17 3720,4 5549,0 7390,4 7976,17 8398,39 8739,70 9028,110 9280,158 9503,217 9702,286 9883,363 10046,451 10195,550 10329,660 10450,781 10560,915 10659,1064 10747,1227 10824,1408 10893,1607 10952,1830 11000,2082 11040,2371 11071,2712 11093,3134 11106,3720 11110,5548">
            <text:p/>
          </draw:polygon>
          <draw:g>
            <draw:path draw:style-name="gr4" draw:text-style-name="P2" draw:layer="layout" svg:width="2.472cm" svg:height="2.841cm" svg:x="1.341cm" svg:y="2.414cm" svg:viewBox="0 0 2473 2842" svg:d="M0 2044c0-279 101-500 304-661s479-241 828-241h593v-244c0-97-41-175-122-235-82-60-192-90-332-90-122 0-224 22-307 68-81 44-133 106-156 181h-724c20-125 63-240 128-341s149-188 251-259c104-72 224-126 359-164 137-39 287-58 449-58 180 0 343 21 491 64 149 44 274 105 379 183 105 77 187 172 244 282 59 109 88 232 88 369v1894h-713v-549h-45c-23 187-111 333-262 439-151 107-346 160-585 160-266 0-477-71-634-214-156-144-234-338-234-584zM748 1924c0 107 37 191 112 252 74 62 182 93 322 93 159 0 290-38 391-113 101-74 152-170 152-286v-279h-593c-117 0-210 29-280 87-69 57-104 141-104 246z">
              <text:p/>
            </draw:path>
            <draw:path draw:style-name="gr4" draw:text-style-name="P2" draw:layer="layout" svg:width="2.362cm" svg:height="2.791cm" svg:x="4.422cm" svg:y="2.414cm" svg:viewBox="0 0 2363 2792" svg:d="M0 50h708v473h50c23-169 96-299 220-389 122-90 283-134 483-134 282 0 503 91 663 272 159 181 239 431 239 750v1770h-748v-1695c0-139-38-249-116-329-79-80-185-120-317-120-133 0-239 40-317 120s-117 190-117 329v1695h-748z">
              <text:p/>
            </draw:path>
            <draw:path draw:style-name="gr4" draw:text-style-name="P2" draw:layer="layout" svg:width="2.492cm" svg:height="3.589cm" svg:x="7.284cm" svg:y="1.616cm" svg:viewBox="0 0 2493 3590" svg:d="M0 848h723v-848h748v848h1022v673h-1022v1121c0 87 24 154 72 202 48 49 116 72 202 72h698v674h-773c-296 0-528-84-696-251-167-169-251-400-251-697v-1121h-723z">
              <text:p/>
            </draw:path>
            <draw:path draw:style-name="gr4" draw:text-style-name="P2" draw:layer="layout" svg:width="2.691cm" svg:height="3.589cm" svg:x="1.251cm" svg:y="5.856cm" svg:viewBox="0 0 2692 3590" svg:d="M0 673v-673h1595v2642c0 87 25 154 73 202 48 49 115 72 202 72h822v674h-897c-296 0-527-84-695-251-169-169-252-400-252-697v-1969z">
              <text:p/>
            </draw:path>
            <draw:path draw:style-name="gr4" draw:text-style-name="P2" draw:layer="layout" svg:width="2.472cm" svg:height="2.841cm" svg:x="4.332cm" svg:y="6.654cm" svg:viewBox="0 0 2473 2842" svg:d="M0 2044c0-279 101-500 304-661s479-241 828-241h593v-244c0-97-41-175-122-235-82-60-192-90-332-90-122 0-224 22-307 68-81 44-133 106-156 181h-724c20-125 63-240 128-341s149-188 251-259c104-72 224-126 359-164 137-39 287-58 449-58 180 0 343 21 491 64 149 44 274 105 379 183 105 77 187 172 244 282 59 109 88 232 88 369v1894h-713v-549h-45c-23 187-111 333-262 439-151 107-346 160-585 160-266 0-477-71-634-214-156-144-234-338-234-584zM748 1924c0 107 37 191 112 252 74 62 182 93 322 93 159 0 290-38 391-113 101-74 152-170 152-286v-279h-593c-117 0-210 29-280 87-69 57-104 141-104 246z">
              <text:p/>
            </draw:path>
            <draw:path draw:style-name="gr4" draw:text-style-name="P2" draw:layer="layout" svg:width="2.437cm" svg:height="3.639cm" svg:x="7.424cm" svg:y="5.856cm" svg:viewBox="0 0 2438 3640" svg:d="M0 0h748v848c0 46-1 96-3 152-2 54-4 105-7 152-7 57-11 112-15 169h50c27-162 102-291 227-383 124-94 284-140 481-140 146 0 278 24 393 74 117 50 218 122 302 215 85 93 150 206 195 338 44 134 67 281 67 445v673c0 169-23 321-67 456-45 135-110 250-195 344-84 94-185 168-302 219-115 52-247 78-393 78-197 0-357-47-481-140-125-93-200-223-227-389h-45v479h-728zM748 2543c0 129 42 236 124 319 83 83 200 124 349 124 150 0 266-43 347-130 82-85 122-198 122-338v-624c0-139-42-249-127-329-84-80-199-120-342-120-142 0-257 42-343 123-87 82-130 191-130 326z">
              <text:p/>
            </draw:path>
          </draw:g>
        </draw:g>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JetBrains Mono ExtraBold" svg:font-family="'JetBrains Mono ExtraBold'" style:font-family-generic="modern" style:font-pitch="fixed"/>
    <style:font-face style:name="JetBrains Mono ExtraBold1" svg:font-family="'JetBrains Mono ExtraBold'" style:font-family-generic="modern"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loext:color-lum-mod="100%" loext:color-lum-off="0%"/>
    </style:style>
    <style:style style:name="Filled_20_Green" style:display-name="Filled Green" style:family="graphic" style:parent-style-name="Filled">
      <style:graphic-properties draw:fill-gradient-name="Заливка_20_зелёным"/>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loext:color-lum-mod="100%" loext:color-lum-off="0%"/>
    </style:style>
    <style:style style:name="Filled_20_Yellow" style:display-name="Filled Yellow" style:family="graphic" style:parent-style-name="Filled">
      <style:graphic-properties draw:fill-gradient-name="Заливка_20_жёлтым"/>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452cm" fo:margin-bottom="0.452cm" fo:margin-left="0.452cm" fo:margin-right="0.452cm" fo:page-width="11.113cm" fo:page-height="11.11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3-08-13T17:56:35.636000000</dc:date>
    <meta:editing-duration>PT13M49S</meta:editing-duration>
    <meta:editing-cycles>9</meta:editing-cycles>
    <meta:generator>LibreOffice/7.5.0.3$Windows_X86_64 LibreOffice_project/c21113d003cd3efa8c53188764377a8272d9d6de</meta:generator>
    <meta:document-statistic meta:object-count="10"/>
  </office:meta>
</office:document-meta>
</file>